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Setting environment for using XAMPP for Windows.</text:span></text:p>
      <text:p text:style-name="P1"><text:span text:style-name="T1">728535@128-IMAC33 c:\xampp</text:span></text:p>
      <text:p text:style-name="P1"><text:span text:style-name="T1"># mysql -u root -p</text:span></text:p>
      <text:p text:style-name="P1"><text:span text:style-name="T1">Enter password:</text:span></text:p>
      <text:p text:style-name="P1"><text:span text:style-name="T1">Welcome to the MariaDB monitor.<text:s text:c="2"/>Commands end with ; or \g.</text:span></text:p>
      <text:p text:style-name="P1"><text:span text:style-name="T1">Your MariaDB connection id is 2</text:span></text:p>
      <text:p text:style-name="P1"><text:span text:style-name="T1">Server version: 10.1.21-MariaDB mariadb.org binary distribution</text:span></text:p>
      <text:p text:style-name="P1"><text:span text:style-name="T1"/></text:p>
      <text:p text:style-name="P1"><text:span text:style-name="T1">Copyright (c) 2000, 2016, Oracle, MariaDB Corporation Ab and others.</text:span></text:p>
      <text:p text:style-name="P1"><text:span text:style-name="T1"/></text:p>
      <text:p text:style-name="P1"><text:span text:style-name="T1">Type 'help;' or '\h' for help. Type '\c' to clear the current input statement.</text:span></text:p>
      <text:p text:style-name="P1"><text:span text:style-name="T1"/></text:p>
      <text:p text:style-name="P1"><text:span text:style-name="T1">MariaDB [(none)]&gt; create database csd2204w18;</text:span></text:p>
      <text:p text:style-name="P1"><text:span text:style-name="T1">Query OK, 1 row affected (0.16 sec)</text:span></text:p>
      <text:p text:style-name="P1"><text:span text:style-name="T1"/></text:p>
      <text:p text:style-name="P1"><text:span text:style-name="T1">MariaDB [(none)]&gt; use csd2204w18;</text:span></text:p>
      <text:p text:style-name="P1"><text:span text:style-name="T1">Database changed</text:span></text:p>
      <text:p text:style-name="P1"><text:span text:style-name="T1">MariaDB [csd2204w18]&gt; CREATE OR REPLACE TABLE EMP_DETAILS(</text:span></text:p>
      <text:p text:style-name="P1"><text:span text:style-name="T1"><text:s text:c="4"/>-&gt; EMPLOYEE_ID INTEGER(6) PRIMARY KEY,</text:span></text:p>
      <text:p text:style-name="P1"><text:span text:style-name="T1"><text:s text:c="4"/>-&gt; FIRST_NAME VARCHAR(20),</text:span></text:p>
      <text:p text:style-name="P1"><text:span text:style-name="T1"><text:s text:c="4"/>-&gt; LAST_NAME VARCHAR(25) NOT NULL,</text:span></text:p>
      <text:p text:style-name="P1"><text:span text:style-name="T1"><text:s text:c="4"/>-&gt; EMAIL VARCHAR(25) NOT NULL,</text:span></text:p>
      <text:p text:style-name="P1"><text:span text:style-name="T1"><text:s text:c="4"/>-&gt; PHONE_NUMBER VARCHAR(20),</text:span></text:p>
      <text:p text:style-name="P1"><text:span text:style-name="T1"><text:s text:c="4"/>-&gt; HIRE_DATE DATE,</text:span></text:p>
      <text:p text:style-name="P1"><text:span text:style-name="T1"><text:s text:c="4"/>-&gt; JOB_ID VARCHAR(10) NOT NULL,</text:span></text:p>
      <text:p text:style-name="P1"><text:span text:style-name="T1"><text:s text:c="4"/>-&gt; SALARY REAL(8,2),</text:span></text:p>
      <text:p text:style-name="P1"><text:span text:style-name="T1"><text:s text:c="4"/>-&gt; COMMISSION_PCT REAL(2,2));</text:span></text:p>
      <text:p text:style-name="P1"><text:span text:style-name="T1">Query OK, 0 rows affected (3.54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 INSERT INTO EMP_DETAILS VALUES(100,'STEVEN','KING','STEVEN.KING@GMAIL.COM','2345678','1998-01-14','AD_PRES',24000.0,0.10);</text:span></text:p>
      <text:p text:style-name="P1"><text:span text:style-name="T1">Query OK, 1 row affected (0.45 sec)</text:span></text:p>
      <text:p text:style-name="P1"><text:span text:style-name="T1"/></text:p>
      <text:p text:style-name="P1"><text:span text:style-name="T1">MariaDB [csd2204w18]&gt; INSERT INTO EMP_DETAILS VALUES(101,'NEENA','KOCHHAR','NEENA.KOCHHAR@GMAIL.COM','2345678','2002-10-10','AD_VP',17000.0,0.50);</text:span></text:p>
      <text:p text:style-name="P1"><text:span text:style-name="T1">Query OK, 1 row affected (0.21 sec)</text:span></text:p>
      <text:p text:style-name="P1"><text:span text:style-name="T1"/></text:p>
      <text:p text:style-name="P1"><text:span text:style-name="T1">MariaDB [csd2204w18]&gt; INSERT INTO EMP_DETAILS VALUES(102,'LEX','DE HANN','LEX.HANN@GMAIL.COM','2345678','1995-10-20','AD_VP',17000.0,0.50);</text:span></text:p>
      <text:p text:style-name="P1"><text:span text:style-name="T1">Query OK, 1 row affected (0.43 sec)</text:span></text:p>
      <text:p text:style-name="P1"><text:span text:style-name="T1"/></text:p>
      <text:p text:style-name="P1"><text:span text:style-name="T1">MariaDB [csd2204w18]&gt; INSERT INTO EMP_DETAILS VALUES(103,'ALEXANDER','HUNOLD','ALEXANDER.HUNOLD@GMAIL.COM','2345678','2002-11-23','IT_PROG',9000.0,0.25);</text:span></text:p>
      <text:p text:style-name="P1"><text:span text:style-name="T1">Query OK, 1 row affected, 1 warning (0.30 sec)</text:span></text:p>
      <text:p text:style-name="P1"><text:span text:style-name="T1"/></text:p>
      <text:p text:style-name="P1"><text:span text:style-name="T1">MariaDB [csd2204w18]&gt; INSERT INTO EMP_DETAILS VALUES(104,'BRUCE','ERNST','BRUCE.ERNST@GMAIL.COM','2345678','2003-08-24','IT_PROG',6000.0,0.25);</text:span></text:p>
      <text:p text:style-name="P1"><text:span text:style-name="T1">Query OK, 1 row affected (0.28 sec)</text:span></text:p>
      <text:p text:style-name="P1"><text:span text:style-name="T1"/></text:p>
      <text:p text:style-name="P1"><text:span text:style-name="T1">MariaDB [csd2204w18]&gt; INSERT INTO EMP_DETAILS VALUES(105,'DAVID','AUSTIN','DAVID.AUSTIN@GMAIL.COM','2345678','2005-04-10','IT_PROG',4800.0,0.25);</text:span></text:p>
      <text:p text:style-name="P1"><text:span text:style-name="T1">Query OK, 1 row affected (0.27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 CREATE OR REPLACE TABLE LOG_EMP_DETAILS(</text:span></text:p>
      <text:p text:style-name="P1"><text:span text:style-name="T1"><text:s text:c="4"/>-&gt;<text:s text:c="5"/>EMPLOYEE_ID INTEGER(6),</text:span></text:p>
      <text:p text:style-name="P1"><text:span text:style-name="T1"><text:s text:c="4"/>-&gt;<text:s text:c="5"/>SALARY DOUBLE(8,2),</text:span></text:p>
      <text:p text:style-name="P1"><text:span text:style-name="T1"><text:s text:c="4"/>-&gt;<text:s text:c="5"/>EDTTIME DATETIME);</text:span></text:p>
      <text:p text:style-name="P1"><text:span text:style-name="T1">Query OK, 0 rows affected (4.17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 CREATE OR REPLACE TABLE LOG_EMP_DETAILS_UPDATE(</text:span></text:p>
      <text:p text:style-name="P1"><text:span text:style-name="T1"><text:s text:c="4"/>-&gt;<text:s text:c="5"/>USER VARCHAR(50),</text:span></text:p>
      <text:p text:style-name="P1"><text:span text:style-name="T1"><text:s text:c="4"/>-&gt;<text:s text:c="5"/>DESCRIPTION VARCHAR(100),</text:span></text:p>
      <text:p text:style-name="P1"><text:span text:style-name="T1"><text:s text:c="4"/>-&gt;<text:s text:c="5"/>UDTTIME DATETIME);</text:span></text:p>
      <text:p text:style-name="P1"><text:span text:style-name="T1">Query OK, 0 rows affected (1.71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 CREATE OR REPLACE TABLE STUD_MARKS(</text:span></text:p>
      <text:p text:style-name="P1"><text:span text:style-name="T1"><text:s text:c="4"/>-&gt;<text:s text:c="5"/>STUDENT_ID INTEGER(3) PRIMARY KEY,</text:span></text:p>
      <text:p text:style-name="P1"><text:span text:style-name="T1"><text:s text:c="4"/>-&gt;<text:s text:c="5"/>NAME VARCHAR(40) NOT NULL,</text:span></text:p>
      <text:p text:style-name="P1"><text:span text:style-name="T1"><text:s text:c="4"/>-&gt;<text:s text:c="5"/>SUB1 DOUBLE(4,2),</text:span></text:p>
      <text:p text:style-name="P1"><text:span text:style-name="T1"><text:s text:c="4"/>-&gt;<text:s text:c="5"/>SUB2 DOUBLE(4,2),</text:span></text:p>
      <text:p text:style-name="P1"><text:span text:style-name="T1"><text:s text:c="4"/>-&gt;<text:s text:c="5"/>SUB3 DOUBLE(4,2),</text:span></text:p>
      <text:p text:style-name="P1"><text:span text:style-name="T1"><text:s text:c="4"/>-&gt;<text:s text:c="5"/>SUB4 DOUBLE(4,2),</text:span></text:p>
      <text:p text:style-name="P1"><text:span text:style-name="T1"><text:s text:c="4"/>-&gt;<text:s text:c="5"/>SUB5 DOUBLE(4,2),</text:span></text:p>
      <text:p text:style-name="P1"><text:span text:style-name="T1"><text:s text:c="4"/>-&gt;<text:s text:c="5"/>TOTAL DOUBLE(5,2),</text:span></text:p>
      <text:p text:style-name="P1"><text:span text:style-name="T1"><text:s text:c="4"/>-&gt;<text:s text:c="5"/>PERCENTAGE DOUBLE(4,2),</text:span></text:p>
      <text:p text:style-name="P1"><text:span text:style-name="T1"><text:s text:c="4"/>-&gt;<text:s text:c="5"/>GRADE VARCHAR(20));</text:span></text:p>
      <text:p text:style-name="P1"><text:span text:style-name="T1">Query OK, 0 rows affected (1.61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 INSERT INTO STUD_MARKS (STUDENT_ID,NAME) VALUES(1,'ALEX');</text:span></text:p>
      <text:p text:style-name="P1"><text:span text:style-name="T1">Query OK, 1 row affected (0.16 sec)</text:span></text:p>
      <text:p text:style-name="P1"><text:span text:style-name="T1"/></text:p>
      <text:p text:style-name="P1"><text:span text:style-name="T1">MariaDB [csd2204w18]&gt; INSERT INTO STUD_MARKS (STUDENT_ID,NAME) VALUES(2,'BOB');</text:span></text:p>
      <text:p text:style-name="P1"><text:span text:style-name="T1">Query OK, 1 row affected (0.15 sec)</text:span></text:p>
      <text:p text:style-name="P1"><text:span text:style-name="T1"/></text:p>
      <text:p text:style-name="P1"><text:span text:style-name="T1">MariaDB [csd2204w18]&gt; INSERT INTO STUD_MARKS (STUDENT_ID,NAME) VALUES(3,'CHARLEY');</text:span></text:p>
      <text:p text:style-name="P1"><text:span text:style-name="T1">Query OK, 1 row affected (0.17 sec)</text:span></text:p>
      <text:p text:style-name="P1"><text:span text:style-name="T1"/></text:p>
      <text:p text:style-name="P1"><text:span text:style-name="T1">MariaDB [csd2204w18]&gt; INSERT INTO STUD_MARKS (STUDENT_ID,NAME) VALUES(4,'DONNA');</text:span></text:p>
      <text:p text:style-name="P1"><text:span text:style-name="T1">Query OK, 1 row affected (0.14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</text:span></text:p>
      <text:p text:style-name="P1"><text:span text:style-name="T1">MariaDB [csd2204w18]&gt; CREATE TABLE price_logs (</text:span></text:p>
      <text:p text:style-name="P1"><text:span text:style-name="T1"><text:s text:c="4"/>-&gt;<text:s text:c="5"/>id INT(11) PRIMARY KEY AUTO_INCREMENT,</text:span></text:p>
      <text:p text:style-name="P1"><text:span text:style-name="T1"><text:s text:c="4"/>-&gt;<text:s text:c="5"/>product_code INT(3) NOT NULL,</text:span></text:p>
      <text:p text:style-name="P1"><text:span text:style-name="T1"><text:s text:c="4"/>-&gt;<text:s text:c="5"/>price DECIMAL(10) NOT NULL);</text:span></text:p>
      <text:p text:style-name="P1"><text:span text:style-name="T1">Query OK, 0 rows affected (1.89 sec)</text:span></text:p>
      <text:p text:style-name="P1"><text:span text:style-name="T1"/></text:p>
      <text:p text:style-name="P1"><text:span text:style-name="T1">MariaDB [csd2204w18]&gt;</text:span></text:p>
      <text:p text:style-name="P1"><text:span text:style-name="T1">MariaDB [csd2204w18]&gt; CREATE TABLE user_change_logs (</text:span></text:p>
      <text:p text:style-name="P1"><text:span text:style-name="T1"><text:s text:c="4"/>-&gt;<text:s text:c="3"/>id int(11) NOT NULL AUTO_INCREMENT,</text:span></text:p>
      <text:p text:style-name="P1"><text:span text:style-name="T1"><text:s text:c="4"/>-&gt;<text:s text:c="3"/>product_code INT(3) DEFAULT NULL,</text:span></text:p>
      <text:p text:style-name="P1"><text:span text:style-name="T1"><text:s text:c="4"/>-&gt;<text:s text:c="3"/>updated_at timestamp NOT NULL DEFAULT CURRENT_TIMESTAMP,</text:span></text:p>
      <text:p text:style-name="P1"><text:span text:style-name="T1"><text:s text:c="4"/>-&gt;<text:s text:c="3"/>updated_by varchar(30) NOT NULL,</text:span></text:p>
      <text:p text:style-name="P1"><text:span text:style-name="T1"><text:s text:c="4"/>-&gt;<text:s text:c="3"/>PRIMARY KEY (id));</text:span></text:p>
      <text:p text:style-name="P1"><text:span text:style-name="T1">Query OK, 0 rows affected (2.47 sec)</text:span></text:p>
      <text:p text:style-name="P1"><text:span text:style-name="T1"/></text:p>
      <text:p text:style-name="P1"><text:span text:style-name="T1">MariaDB [csd2204w18]&gt; delimiter $5</text:span></text:p>
      <text:p text:style-name="P1"><text:span text:style-name="T1">MariaDB [csd2204w18]&gt; CREATE TRIGGER ins_sum</text:span></text:p>
      <text:p text:style-name="P1"><text:span text:style-name="T1"><text:s text:c="4"/>-&gt; BEFORE INSERT ON account</text:span></text:p>
      <text:p text:style-name="P1"><text:span text:style-name="T1"><text:s text:c="4"/>-&gt; FOR EACH ROW SET @sum = @sum + NEW.amount;</text:span></text:p>
      <text:p text:style-name="P1"><text:span text:style-name="T1"><text:s text:c="4"/>-&gt; SHOW TRIGGERS [{FROM | IN} db_name] [LIKE 'pattern' | WHERE</text:span></text:p>
      <text:p text:style-name="P1"><text:span text:style-name="T1"><text:s text:c="4"/>-&gt; expr]</text:span></text:p>
      <text:p text:style-name="P1"><text:span text:style-name="T1"><text:s text:c="4"/>-&gt;<text:s/></text:span><text:span text:style-name="T2">◦</text:span><text:span text:style-name="T3"><text:s/>SHOW TRIGGERS FROM CSD2204W18;</text:span></text:p>
      <text:p text:style-name="P1"><text:span text:style-name="T3"><text:s text:c="4"/>-&gt;</text:span></text:p>
      <text:p text:style-name="P1"><text:span text:style-name="T3"><text:s text:c="4"/>-&gt; $$</text:span></text:p>
      <text:p text:style-name="P1"><text:span text:style-name="T3"><text:s text:c="4"/>-&gt; ;</text:span></text:p>
      <text:p text:style-name="P1"><text:span text:style-name="T3"><text:s text:c="4"/>-&gt;</text:span></text:p>
      <text:p text:style-name="P1"><text:span text:style-name="T3"><text:s text:c="4"/>-&gt; tee c:/xampp/day13.log.txt</text:span></text:p>
      <text:p text:style-name="P1"><text:span text:style-name="T3"><text:s text:c="4"/>-&gt; $5</text:span></text:p>
      <text:p text:style-name="P1"><text:span text:style-name="T3">ERROR 1146 (42S02): Table 'csd2204w18.account' doesn't exist</text:span></text:p>
      <text:p text:style-name="P1"><text:span text:style-name="T3">MariaDB [csd2204w18]&gt; SHOW TRIGGERS [{FROM | IN} db_name] [LIKE 'pattern' | WHERE</text:span></text:p>
      <text:p text:style-name="P1"><text:span text:style-name="T3"><text:s text:c="4"/>-&gt; expr]</text:span></text:p>
      <text:p text:style-name="P1"><text:span text:style-name="T3"><text:s text:c="4"/>-&gt;</text:span></text:p>
      <text:p text:style-name="P1"><text:span text:style-name="T3"><text:s text:c="4"/>-&gt; $5</text:span></text:p>
      <text:p text:style-name="P1"><text:span text:style-name="T3">ERROR 1064 (42000): You have an error in your SQL syntax; check the manual that corresponds to your MariaDB server version for the right syntax to use near '[{FROM | IN} db_name] [LIKE 'pattern' | WHERE</text:span></text:p>
      <text:p text:style-name="P1"><text:span text:style-name="T3">expr]' at line 1</text:span></text:p>
      <text:p text:style-name="P1"><text:span text:style-name="T3">MariaDB [csd2204w18]&gt; tee c:/xampp/day13log.txt</text:span></text:p>
      <text:p text:style-name="P1"><text:span text:style-name="T3">Logging to file 'c:/xampp/day13log.txt'</text:span></text:p>
      <text:p text:style-name="P1"><text:span text:style-name="T3">MariaDB [csd2204w18]&gt; CREATE OR REPLACE TRIGGER `stud_marks_BUPD`</text:span></text:p>
      <text:p text:style-name="P1"><text:span text:style-name="T3"><text:s text:c="4"/>-&gt;</text:span></text:p>
      <text:p text:style-name="P1"><text:span text:style-name="T3"><text:s text:c="4"/>-&gt; BEFORE UPDATE ON stud_marks FOR EACH ROW</text:span></text:p>
      <text:p text:style-name="P1"><text:span text:style-name="T3"><text:s text:c="4"/>-&gt; BEGIN</text:span></text:p>
      <text:p text:style-name="P1"><text:span text:style-name="T3"><text:s text:c="4"/>-&gt; SET NEW.TOTAL = NEW.SUB1 + NEW.SUB2 + NEW.SUB3 +</text:span></text:p>
      <text:p text:style-name="P1"><text:span text:style-name="T3"><text:s text:c="4"/>-&gt; NEW.SUB4 + NEW.SUB5;</text:span></text:p>
      <text:p text:style-name="P1"><text:span text:style-name="T3"><text:s text:c="4"/>-&gt; SET NEW.PERCENTAGE = NEW.TOTAL/5;</text:span></text:p>
      <text:p text:style-name="P1"><text:span text:style-name="T3"><text:s text:c="4"/>-&gt; IF NEW.PERCENTAGE &gt;=90</text:span></text:p>
      <text:p text:style-name="P1"><text:span text:style-name="T3"><text:s text:c="4"/>-&gt; THEN SET NEW.GRADE = 'EXCELLENT';</text:span></text:p>
      <text:p text:style-name="P1"><text:span text:style-name="T3"><text:s text:c="4"/>-&gt; ELSEIF NEW.PERCENTAGE&gt;=75 AND NEW.PERCENTAGE&lt;90</text:span></text:p>
      <text:p text:style-name="P1"><text:span text:style-name="T3"><text:s text:c="4"/>-&gt; THEN SET NEW.GRADE = 'VERY GOOD';</text:span></text:p>
      <text:p text:style-name="P1"><text:span text:style-name="T3"><text:s text:c="4"/>-&gt; ELSEIF NEW.PERCENTAGE&gt;=60 AND NEW.PERCENTAGE&lt;75</text:span></text:p>
      <text:p text:style-name="P1"><text:span text:style-name="T3"><text:s text:c="4"/>-&gt; THEN SET NEW.GRADE = 'GOOD';</text:span></text:p>
      <text:p text:style-name="P1"><text:span text:style-name="T3"><text:s text:c="4"/>-&gt; ELSEIF NEW.PERCENTAGE&gt;=40 AND NEW.PERCENTAGE&lt;60</text:span></text:p>
      <text:p text:style-name="P1"><text:span text:style-name="T3"><text:s text:c="4"/>-&gt; THEN SET NEW.GRADE = 'AVERAGE';</text:span></text:p>
      <text:p text:style-name="P1"><text:span text:style-name="T3"><text:s text:c="4"/>-&gt; ELSE SET NEW.GRADE = 'NOT PROMOTED';</text:span></text:p>
      <text:p text:style-name="P1"><text:span text:style-name="T3"><text:s text:c="4"/>-&gt; END IF;</text:span></text:p>
      <text:p text:style-name="P1"><text:span text:style-name="T3"><text:s text:c="4"/>-&gt; END$$</text:span></text:p>
      <text:p text:style-name="P1"><text:span text:style-name="T3"><text:s text:c="4"/>-&gt; ;</text:span></text:p>
      <text:p text:style-name="P1"><text:span text:style-name="T3"><text:s text:c="4"/>-&gt; $5</text:span></text:p>
      <text:p text:style-name="P1"><text:span text:style-name="T3">ERROR 1064 (42000): You have an error in your SQL syntax; check the manual that corresponds to your MariaDB server version for the right syntax to use near '' at line 18</text:span></text:p>
      <text:p text:style-name="P1"><text:span text:style-name="T3">MariaDB [csd2204w18]&gt; CREATE OR REPLACE TRIGGER `stud_marks_BUPD`</text:span></text:p>
      <text:p text:style-name="P1"><text:span text:style-name="T3"><text:s text:c="4"/>-&gt; BEFORE UPDATE ON stud_marks FOR EACH ROW</text:span></text:p>
      <text:p text:style-name="P1"><text:span text:style-name="T3"><text:s text:c="4"/>-&gt; BEGIN</text:span></text:p>
      <text:p text:style-name="P1"><text:span text:style-name="T3"><text:s text:c="4"/>-&gt; SET NEW.TOTAL = NEW.SUB1 + NEW.SUB2 + NEW.SUB3 +</text:span></text:p>
      <text:p text:style-name="P1"><text:span text:style-name="T3"><text:s text:c="4"/>-&gt; NEW.SUB4 + NEW.SUB5;</text:span></text:p>
      <text:p text:style-name="P1"><text:span text:style-name="T3"><text:s text:c="4"/>-&gt; SET NEW.PERCENTAGE = NEW.TOTAL/5;</text:span></text:p>
      <text:p text:style-name="P1"><text:span text:style-name="T3"><text:s text:c="4"/>-&gt; IF NEW.PERCENTAGE &gt;=90</text:span></text:p>
      <text:p text:style-name="P1"><text:span text:style-name="T3"><text:s text:c="4"/>-&gt; THEN SET NEW.GRADE = 'EXCELLENT';</text:span></text:p>
      <text:p text:style-name="P1"><text:span text:style-name="T3"><text:s text:c="4"/>-&gt; ELSEIF NEW.PERCENTAGE&gt;=75 AND NEW.PERCENTAGE&lt;90</text:span></text:p>
      <text:p text:style-name="P1"><text:span text:style-name="T3"><text:s text:c="4"/>-&gt; THEN SET NEW.GRADE = 'VERY GOOD';</text:span></text:p>
      <text:p text:style-name="P1"><text:span text:style-name="T3"><text:s text:c="4"/>-&gt; ELSEIF NEW.PERCENTAGE&gt;=60 AND NEW.PERCENTAGE&lt;75</text:span></text:p>
      <text:p text:style-name="P1"><text:span text:style-name="T3"><text:s text:c="4"/>-&gt; THEN SET NEW.GRADE = 'GOOD';</text:span></text:p>
      <text:p text:style-name="P1"><text:span text:style-name="T3"><text:s text:c="4"/>-&gt; ELSEIF NEW.PERCENTAGE&gt;=40 AND NEW.PERCENTAGE&lt;60</text:span></text:p>
      <text:p text:style-name="P1"><text:span text:style-name="T3"><text:s text:c="4"/>-&gt; THEN SET NEW.GRADE = 'AVERAGE';</text:span></text:p>
      <text:p text:style-name="P1"><text:span text:style-name="T3"><text:s text:c="4"/>-&gt; ELSE SET NEW.GRADE = 'NOT PROMOTED';</text:span></text:p>
      <text:p text:style-name="P1"><text:span text:style-name="T3"><text:s text:c="4"/>-&gt; END IF;</text:span></text:p>
      <text:p text:style-name="P1"><text:span text:style-name="T3"><text:s text:c="4"/>-&gt; END$5</text:span></text:p>
      <text:p text:style-name="P1"><text:span text:style-name="T3">Query OK, 0 rows affected (0.11 sec)</text:span></text:p>
      <text:p text:style-name="P1"><text:span text:style-name="T3"/></text:p>
      <text:p text:style-name="P1"><text:span text:style-name="T3">MariaDB [csd2204w18]&gt; UPDATE STUD_MARKS SET SUB1 = 54, SUB2 = 69, SUB3 = 89, SUB4 =</text:span></text:p>
      <text:p text:style-name="P1"><text:span text:style-name="T3"><text:s text:c="4"/>-&gt; 87, SUB5 = 59 WHERE STUDENT_ID = 1;</text:span></text:p>
      <text:p text:style-name="P1"><text:span text:style-name="T3"><text:s text:c="4"/>-&gt; exit;</text:span></text:p>
      <text:p text:style-name="P1"><text:span text:style-name="T3"><text:s text:c="4"/>-&gt; exit</text:span></text:p>
      <text:p text:style-name="P1"><text:span text:style-name="T3"><text:s text:c="4"/>-&gt; mysqldump -u root -p</text:span></text:p>
      <text:p text:style-name="P1"><text:span text:style-name="T3"><text:s text:c="4"/>-&gt; $5</text:span></text:p>
      <text:p text:style-name="P1"><text:span text:style-name="T3">Query OK, 1 row affected (0.08 sec)</text:span></text:p>
      <text:p text:style-name="P1"><text:span text:style-name="T3">Rows matched: 1<text:s text:c="2"/>Changed: 1<text:s text:c="2"/>Warnings: 0</text:span></text:p>
      <text:p text:style-name="P1"><text:span text:style-name="T3"/></text:p>
      <text:p text:style-name="P1"><text:span text:style-name="T3">ERROR 1064 (42000): You have an error in your SQL syntax; check the manual that corresponds to your MariaDB server version for the right syntax to use near 'exit;</text:span></text:p>
      <text:p text:style-name="P1"><text:span text:style-name="T3">exit</text:span></text:p>
      <text:p text:style-name="P1"><text:span text:style-name="T3">mysqldump -u root -p' at line 1</text:span></text:p>
      <text:p text:style-name="P1"><text:span text:style-name="T3">MariaDB [csd2204w18]&gt; exit;</text:span></text:p>
      <text:p text:style-name="P1"><text:span text:style-name="T3"><text:s text:c="4"/>-&gt;</text:span></text:p>
      <text:p text:style-name="P1"><text:span text:style-name="T3"><text:s text:c="4"/>-&gt; exit</text:span></text:p>
      <text:p text:style-name="P1"><text:span text:style-name="T3"><text:s text:c="4"/>-&gt; $5</text:span></text:p>
      <text:p text:style-name="P1"><text:span text:style-name="T3">ERROR 1064 (42000): You have an error in your SQL syntax; check the manual that corresponds to your MariaDB server version for the right syntax to use near 'exit;</text:span></text:p>
      <text:p text:style-name="P1"><text:span text:style-name="T3"/></text:p>
      <text:p text:style-name="P1"><text:span text:style-name="T3">exit' at line 1</text:span></text:p>
      <text:p text:style-name="P1"><text:span text:style-name="T3">MariaDB [csd2204w18]&gt; exit</text:span></text:p>
      <text:p text:style-name="P1"><text:span text:style-name="T3">Bye</text:span></text:p>
      <text:p text:style-name="P1"><text:span text:style-name="T3"/></text:p>
      <text:p text:style-name="P1"><text:span text:style-name="T3">728535@128-IMAC33 c:\xampp</text:span></text:p>
      <text:p text:style-name="P1"><text:span text:style-name="T3"># mysqldump<text:s text:c="2"/>-u root -p csd2204w18;</text:span></text:p>
      <text:p text:style-name="P1"><text:span text:style-name="T3">Enter password:</text:span></text:p>
      <text:p text:style-name="P1"><text:span text:style-name="T3">-- MySQL dump 10.16<text:s text:c="2"/>Distrib 10.1.21-MariaDB, for Win32 (AMD64)</text:span></text:p>
      <text:p text:style-name="P1"><text:span text:style-name="T3">--</text:span></text:p>
      <text:p text:style-name="P1"><text:span text:style-name="T3">-- Host: localhost<text:s text:c="4"/>Database: localhost</text:span></text:p>
      <text:p text:style-name="P1"><text:span text:style-name="T3">-- ------------------------------------------------------</text:span></text:p>
      <text:p text:style-name="P1"><text:span text:style-name="T3">-- Server version<text:s text:c="7"/>10.1.21-MariaDB</text:span></text:p>
      <text:p text:style-name="P1"><text:span text:style-name="T3"/></text:p>
      <text:p text:style-name="P1"><text:span text:style-name="T3">/*!40101 SET @OLD_CHARACTER_SET_CLIENT=@@CHARACTER_SET_CLIENT */;</text:span></text:p>
      <text:p text:style-name="P1"><text:span text:style-name="T3">/*!40101 SET @OLD_CHARACTER_SET_RESULTS=@@CHARACTER_SET_RESULTS */;</text:span></text:p>
      <text:p text:style-name="P1"><text:span text:style-name="T3">/*!40101 SET @OLD_COLLATION_CONNECTION=@@COLLATION_CONNECTION */;</text:span></text:p>
      <text:p text:style-name="P1"><text:span text:style-name="T3">/*!40101 SET NAMES utf8 */;</text:span></text:p>
      <text:p text:style-name="P1"><text:span text:style-name="T3">/*!40103 SET @OLD_TIME_ZONE=@@TIME_ZONE */;</text:span></text:p>
      <text:p text:style-name="P1"><text:span text:style-name="T3">/*!40103 SET TIME_ZONE='+00:00' */;</text:span></text:p>
      <text:p text:style-name="P1"><text:span text:style-name="T3">/*!40014 SET @OLD_UNIQUE_CHECKS=@@UNIQUE_CHECKS, UNIQUE_CHECKS=0 */;</text:span></text:p>
      <text:p text:style-name="P1"><text:span text:style-name="T3">/*!40014 SET @OLD_FOREIGN_KEY_CHECKS=@@FOREIGN_KEY_CHECKS, FOREIGN_KEY_CHECKS=0 */;</text:span></text:p>
      <text:p text:style-name="P1"><text:span text:style-name="T3">/*!40101 SET @OLD_SQL_MODE=@@SQL_MODE, SQL_MODE='NO_AUTO_VALUE_ON_ZERO' */;</text:span></text:p>
      <text:p text:style-name="P1"><text:span text:style-name="T3">/*!40111 SET @OLD_SQL_NOTES=@@SQL_NOTES, SQL_NOTES=0 */;</text:span></text:p>
      <text:p text:style-name="P1"><text:span text:style-name="T3">mysqldump: Got error: 1049: "Unknown database 'csd2204w18;'" when selecting the database</text:span></text:p>
      <text:p text:style-name="P1"><text:span text:style-name="T3"/></text:p>
      <text:p text:style-name="P1"><text:span text:style-name="T3">728535@128-IMAC33 c:\xampp</text:span></text:p>
      <text:p text:style-name="P1"><text:span text:style-name="T3">#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